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5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6.79mm" svg:y="91.31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93 <text:s text:c="3"/>sampled: 1862.393 <text:s text:c="2"/>given: 3800 <text:s text:c="2"/>gain: 2.04038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93 <text:s text:c="3"/>sampled: 1862.393 <text:s text:c="2"/>given: 3800 <text:s text:c="2"/>gain: 2.04038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21 <text:s text:c="3"/>sampled: 1764.505 <text:s text:c="2"/>given: 3600 <text:s text:c="2"/>gain: 2.04023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21 <text:s text:c="3"/>sampled: 1764.505 <text:s text:c="2"/>given: 3600 <text:s text:c="2"/>gain: 2.04023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45 <text:s text:c="3"/>sampled: 1666.214 <text:s text:c="2"/>given: 3400 <text:s text:c="2"/>gain: 2.04055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45 <text:s text:c="3"/>sampled: 1666.214 <text:s text:c="2"/>given: 3400 <text:s text:c="2"/>gain: 2.04055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72 <text:s text:c="3"/>sampled: 1568.225 <text:s text:c="2"/>given: 3200 <text:s text:c="2"/>gain: 2.04052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72 <text:s text:c="3"/>sampled: 1568.225 <text:s text:c="2"/>given: 3200 <text:s text:c="2"/>gain: 2.04052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99 <text:s text:c="3"/>sampled: 1470.236 <text:s text:c="2"/>given: 3000 <text:s text:c="2"/>gain: 2.04048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00 <text:s text:c="3"/>sampled: 1470.337 <text:s text:c="2"/>given: 3000 <text:s text:c="2"/>gain: 2.04034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27 <text:s text:c="3"/>sampled: 1372.348 <text:s text:c="2"/>given: 2800 <text:s text:c="2"/>gain: 2.04029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27 <text:s text:c="3"/>sampled: 1372.348 <text:s text:c="2"/>given: 2800 <text:s text:c="2"/>gain: 2.04029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53 <text:s text:c="3"/>sampled: 1274.258 <text:s text:c="2"/>given: 2600 <text:s text:c="2"/>gain: 2.04040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53 <text:s text:c="3"/>sampled: 1274.258 <text:s text:c="2"/>given: 2600 <text:s text:c="2"/>gain: 2.04040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81 <text:s text:c="3"/>sampled: 1176.37 <text:s text:c="2"/>given: 2400 <text:s text:c="2"/>gain: 2.0401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81 <text:s text:c="3"/>sampled: 1176.37 <text:s text:c="2"/>given: 2400 <text:s text:c="2"/>gain: 2.0401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09 <text:s text:c="3"/>sampled: 1078.482 <text:s text:c="2"/>given: 2200 <text:s text:c="2"/>gain: 2.03990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08 <text:s text:c="3"/>sampled: 1078.381 <text:s text:c="2"/>given: 2200 <text:s text:c="2"/>gain: 2.04009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0385" calcext:value-type="float">
            <text:p>2.04038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385" calcext:value-type="float">
            <text:p>2.04038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232" calcext:value-type="float">
            <text:p>2.04023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232" calcext:value-type="float">
            <text:p>2.04023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554" calcext:value-type="float">
            <text:p>2.04055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554" calcext:value-type="float">
            <text:p>2.04055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523" calcext:value-type="float">
            <text:p>2.040523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523" calcext:value-type="float">
            <text:p>2.040523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488" calcext:value-type="float">
            <text:p>2.04048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349" calcext:value-type="float">
            <text:p>2.04034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299" calcext:value-type="float">
            <text:p>2.04029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299" calcext:value-type="float">
            <text:p>2.04029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402" calcext:value-type="float">
            <text:p>2.04040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402" calcext:value-type="float">
            <text:p>2.04040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174" calcext:value-type="float">
            <text:p>2.04017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174" calcext:value-type="float">
            <text:p>2.04017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904" calcext:value-type="float">
            <text:p>2.03990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095" calcext:value-type="float">
            <text:p>2.04009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02" calcext:value-type="float">
            <text:p>2.0402</text:p>
          </table:table-cell>
          <table:table-cell table:number-columns-repeated="5"/>
        </table:table-row>
        <table:table-row table:style-name="ro1" table:number-rows-repeated="8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formula="of:=AVERAGE([.A51:.A149])" office:value-type="float" office:value="2337.45933333333" calcext:value-type="float">
            <text:p>2337.45933333333</text:p>
          </table:table-cell>
          <table:table-cell table:formula="of:=AVERAGE([.F51:.F53])" office:value-type="float" office:value="50.019" calcext:value-type="float">
            <text:p>50.019</text:p>
          </table:table-cell>
          <table:table-cell table:formula="of:=2*[.C51]" office:value-type="float" office:value="100.038" calcext:value-type="float">
            <text:p>100.038</text:p>
          </table:table-cell>
          <table:table-cell table:formula="of:=[.D51]/[.B51]" office:value-type="float" office:value="0.0427977499216386" calcext:value-type="float">
            <text:p>0.042797749921639</text:p>
          </table:table-cell>
          <table:table-cell office:value-type="float" office:value="50.019" calcext:value-type="float">
            <text:p>50.019</text:p>
          </table:table-cell>
        </table:table-row>
        <table:table-row table:style-name="ro1">
          <table:table-cell office:value-type="float" office:value="2336.627" calcext:value-type="float">
            <text:p>2336.627</text:p>
          </table:table-cell>
          <table:table-cell table:number-columns-repeated="4"/>
          <table:table-cell office:value-type="float" office:value="50.019" calcext:value-type="float">
            <text:p>50.019</text:p>
          </table:table-cell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4"/>
          <table:table-cell office:value-type="float" office:value="50.019" calcext:value-type="float">
            <text:p>50.019</text:p>
          </table:table-cell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5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5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5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5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5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5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5"/>
        </table:table-row>
        <table:table-row table:style-name="ro1">
          <table:table-cell office:value-type="float" office:value="2338.138" calcext:value-type="float">
            <text:p>2338.138</text:p>
          </table:table-cell>
          <table:table-cell table:number-columns-repeated="5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5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5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5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5"/>
        </table:table-row>
        <table:table-row table:style-name="ro1">
          <table:table-cell office:value-type="float" office:value="2338.138" calcext:value-type="float">
            <text:p>2338.138</text:p>
          </table:table-cell>
          <table:table-cell table:number-columns-repeated="5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5"/>
        </table:table-row>
        <table:table-row table:style-name="ro1">
          <table:table-cell office:value-type="float" office:value="2338.239" calcext:value-type="float">
            <text:p>2338.239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8.239" calcext:value-type="float">
            <text:p>2338.239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5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214.065" calcext:value-type="float">
            <text:p>2214.065</text:p>
          </table:table-cell>
          <table:table-cell table:formula="of:=AVERAGE([.A152:.A287])" office:value-type="float" office:value="2213.95369852941" calcext:value-type="float">
            <text:p>2213.95369852941</text:p>
          </table:table-cell>
          <table:table-cell table:formula="of:=AVERAGE([.F152:.F156])" office:value-type="float" office:value="5.0108" calcext:value-type="float">
            <text:p>5.0108</text:p>
          </table:table-cell>
          <table:table-cell table:formula="of:=2*[.C152]" office:value-type="float" office:value="10.0216" calcext:value-type="float">
            <text:p>10.0216</text:p>
          </table:table-cell>
          <table:table-cell table:formula="of:=[.D152]/[.B152]" office:value-type="float" office:value="0.00452656259553066" calcext:value-type="float">
            <text:p>0.004526562595531</text:p>
          </table:table-cell>
          <table:table-cell office:value-type="float" office:value="5.012" calcext:value-type="float">
            <text:p>5.012</text:p>
          </table:table-cell>
        </table:table-row>
        <table:table-row table:style-name="ro1">
          <table:table-cell office:value-type="float" office:value="2213.864" calcext:value-type="float">
            <text:p>2213.864</text:p>
          </table:table-cell>
          <table:table-cell table:number-columns-repeated="4"/>
          <table:table-cell office:value-type="float" office:value="5.011" calcext:value-type="float">
            <text:p>5.011</text:p>
          </table:table-cell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4"/>
          <table:table-cell office:value-type="float" office:value="5.011" calcext:value-type="float">
            <text:p>5.011</text:p>
          </table:table-cell>
        </table:table-row>
        <table:table-row table:style-name="ro1">
          <table:table-cell office:value-type="float" office:value="2214.065" calcext:value-type="float">
            <text:p>2214.065</text:p>
          </table:table-cell>
          <table:table-cell table:number-columns-repeated="4"/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4"/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float" office:value="2213.26" calcext:value-type="float">
            <text:p>2213.26</text:p>
          </table:table-cell>
          <table:table-cell table:number-columns-repeated="5"/>
        </table:table-row>
        <table:table-row table:style-name="ro1">
          <table:table-cell office:value-type="float" office:value="2214.368" calcext:value-type="float">
            <text:p>2214.368</text:p>
          </table:table-cell>
          <table:table-cell table:number-columns-repeated="5"/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5"/>
        </table:table-row>
        <table:table-row table:style-name="ro1">
          <table:table-cell office:value-type="float" office:value="2214.368" calcext:value-type="float">
            <text:p>2214.368</text:p>
          </table:table-cell>
          <table:table-cell table:number-columns-repeated="5"/>
        </table:table-row>
        <table:table-row table:style-name="ro1">
          <table:table-cell office:value-type="float" office:value="2213.763" calcext:value-type="float">
            <text:p>2213.763</text:p>
          </table:table-cell>
          <table:table-cell table:number-columns-repeated="5"/>
        </table:table-row>
        <table:table-row table:style-name="ro1">
          <table:table-cell office:value-type="float" office:value="2214.267" calcext:value-type="float">
            <text:p>2214.267</text:p>
          </table:table-cell>
          <table:table-cell table:number-columns-repeated="5"/>
        </table:table-row>
        <table:table-row table:style-name="ro1">
          <table:table-cell office:value-type="float" office:value="2214.166" calcext:value-type="float">
            <text:p>2214.166</text:p>
          </table:table-cell>
          <table:table-cell table:number-columns-repeated="5"/>
        </table:table-row>
        <table:table-row table:style-name="ro1">
          <table:table-cell office:value-type="float" office:value="2213.663" calcext:value-type="float">
            <text:p>2213.663</text:p>
          </table:table-cell>
          <table:table-cell table:number-columns-repeated="5"/>
        </table:table-row>
        <table:table-row table:style-name="ro1">
          <table:table-cell office:value-type="float" office:value="2213.763" calcext:value-type="float">
            <text:p>2213.763</text:p>
          </table:table-cell>
          <table:table-cell table:number-columns-repeated="5"/>
        </table:table-row>
        <table:table-row table:style-name="ro1">
          <table:table-cell office:value-type="float" office:value="2215.274" calcext:value-type="float">
            <text:p>2215.274</text:p>
          </table:table-cell>
          <table:table-cell table:number-columns-repeated="5"/>
        </table:table-row>
        <table:table-row table:style-name="ro1">
          <table:table-cell office:value-type="float" office:value="2214.166" calcext:value-type="float">
            <text:p>2214.166</text:p>
          </table:table-cell>
          <table:table-cell table:number-columns-repeated="5"/>
        </table:table-row>
        <table:table-row table:style-name="ro1">
          <table:table-cell office:value-type="float" office:value="2213.461" calcext:value-type="float">
            <text:p>2213.461</text:p>
          </table:table-cell>
          <table:table-cell table:number-columns-repeated="5"/>
        </table:table-row>
        <table:table-row table:style-name="ro1">
          <table:table-cell office:value-type="float" office:value="2214.871" calcext:value-type="float">
            <text:p>2214.871</text:p>
          </table:table-cell>
          <table:table-cell table:number-columns-repeated="5"/>
        </table:table-row>
        <table:table-row table:style-name="ro1">
          <table:table-cell office:value-type="float" office:value="2213.763" calcext:value-type="float">
            <text:p>2213.763</text:p>
          </table:table-cell>
          <table:table-cell table:number-columns-repeated="5"/>
        </table:table-row>
        <table:table-row table:style-name="ro1">
          <table:table-cell office:value-type="float" office:value="2213.26" calcext:value-type="float">
            <text:p>2213.26</text:p>
          </table:table-cell>
          <table:table-cell table:number-columns-repeated="5"/>
        </table:table-row>
        <table:table-row table:style-name="ro1">
          <table:table-cell office:value-type="float" office:value="2213.361" calcext:value-type="float">
            <text:p>2213.361</text:p>
          </table:table-cell>
          <table:table-cell table:number-columns-repeated="5"/>
        </table:table-row>
        <table:table-row table:style-name="ro1">
          <table:table-cell office:value-type="float" office:value="2214.569" calcext:value-type="float">
            <text:p>2214.569</text:p>
          </table:table-cell>
          <table:table-cell table:number-columns-repeated="5"/>
        </table:table-row>
        <table:table-row table:style-name="ro1">
          <table:table-cell office:value-type="float" office:value="2213.562" calcext:value-type="float">
            <text:p>2213.562</text:p>
          </table:table-cell>
          <table:table-cell table:number-columns-repeated="5"/>
        </table:table-row>
        <table:table-row table:style-name="ro1">
          <table:table-cell office:value-type="float" office:value="2213.461" calcext:value-type="float">
            <text:p>2213.461</text:p>
          </table:table-cell>
          <table:table-cell table:number-columns-repeated="5"/>
        </table:table-row>
        <table:table-row table:style-name="ro1">
          <table:table-cell office:value-type="float" office:value="2213.059" calcext:value-type="float">
            <text:p>2213.059</text:p>
          </table:table-cell>
          <table:table-cell table:number-columns-repeated="5"/>
        </table:table-row>
        <table:table-row table:style-name="ro1">
          <table:table-cell office:value-type="float" office:value="2213.663" calcext:value-type="float">
            <text:p>2213.663</text:p>
          </table:table-cell>
          <table:table-cell table:number-columns-repeated="5"/>
        </table:table-row>
        <table:table-row table:style-name="ro1">
          <table:table-cell office:value-type="float" office:value="2213.663" calcext:value-type="float">
            <text:p>2213.663</text:p>
          </table:table-cell>
          <table:table-cell table:number-columns-repeated="5"/>
        </table:table-row>
        <table:table-row table:style-name="ro1">
          <table:table-cell office:value-type="float" office:value="2214.368" calcext:value-type="float">
            <text:p>2214.368</text:p>
          </table:table-cell>
          <table:table-cell table:number-columns-repeated="5"/>
        </table:table-row>
        <table:table-row table:style-name="ro1">
          <table:table-cell office:value-type="float" office:value="2212.354" calcext:value-type="float">
            <text:p>2212.354</text:p>
          </table:table-cell>
          <table:table-cell table:number-columns-repeated="5"/>
        </table:table-row>
        <table:table-row table:style-name="ro1">
          <table:table-cell office:value-type="float" office:value="2211.85" calcext:value-type="float">
            <text:p>2211.85</text:p>
          </table:table-cell>
          <table:table-cell table:number-columns-repeated="5"/>
        </table:table-row>
        <table:table-row table:style-name="ro1">
          <table:table-cell office:value-type="float" office:value="2213.663" calcext:value-type="float">
            <text:p>2213.663</text:p>
          </table:table-cell>
          <table:table-cell table:number-columns-repeated="5"/>
        </table:table-row>
        <table:table-row table:style-name="ro1">
          <table:table-cell office:value-type="float" office:value="2214.267" calcext:value-type="float">
            <text:p>2214.267</text:p>
          </table:table-cell>
          <table:table-cell table:number-columns-repeated="5"/>
        </table:table-row>
        <table:table-row table:style-name="ro1">
          <table:table-cell office:value-type="float" office:value="2213.361" calcext:value-type="float">
            <text:p>2213.361</text:p>
          </table:table-cell>
          <table:table-cell table:number-columns-repeated="5"/>
        </table:table-row>
        <table:table-row table:style-name="ro1">
          <table:table-cell office:value-type="float" office:value="2215.073" calcext:value-type="float">
            <text:p>2215.073</text:p>
          </table:table-cell>
          <table:table-cell table:number-columns-repeated="5"/>
        </table:table-row>
        <table:table-row table:style-name="ro1">
          <table:table-cell office:value-type="float" office:value="2214.569" calcext:value-type="float">
            <text:p>2214.569</text:p>
          </table:table-cell>
          <table:table-cell table:number-columns-repeated="5"/>
        </table:table-row>
        <table:table-row table:style-name="ro1">
          <table:table-cell office:value-type="float" office:value="2214.065" calcext:value-type="float">
            <text:p>2214.065</text:p>
          </table:table-cell>
          <table:table-cell table:number-columns-repeated="5"/>
        </table:table-row>
        <table:table-row table:style-name="ro1">
          <table:table-cell office:value-type="float" office:value="2212.555" calcext:value-type="float">
            <text:p>2212.555</text:p>
          </table:table-cell>
          <table:table-cell table:number-columns-repeated="5"/>
        </table:table-row>
        <table:table-row table:style-name="ro1">
          <table:table-cell office:value-type="float" office:value="2212.555" calcext:value-type="float">
            <text:p>2212.555</text:p>
          </table:table-cell>
          <table:table-cell table:number-columns-repeated="5"/>
        </table:table-row>
        <table:table-row table:style-name="ro1">
          <table:table-cell office:value-type="float" office:value="2214.065" calcext:value-type="float">
            <text:p>2214.065</text:p>
          </table:table-cell>
          <table:table-cell table:number-columns-repeated="5"/>
        </table:table-row>
        <table:table-row table:style-name="ro1">
          <table:table-cell office:value-type="float" office:value="2214.166" calcext:value-type="float">
            <text:p>2214.166</text:p>
          </table:table-cell>
          <table:table-cell table:number-columns-repeated="5"/>
        </table:table-row>
        <table:table-row table:style-name="ro1">
          <table:table-cell office:value-type="float" office:value="2213.763" calcext:value-type="float">
            <text:p>2213.763</text:p>
          </table:table-cell>
          <table:table-cell table:number-columns-repeated="5"/>
        </table:table-row>
        <table:table-row table:style-name="ro1">
          <table:table-cell office:value-type="float" office:value="2213.461" calcext:value-type="float">
            <text:p>2213.461</text:p>
          </table:table-cell>
          <table:table-cell table:number-columns-repeated="5"/>
        </table:table-row>
        <table:table-row table:style-name="ro1">
          <table:table-cell office:value-type="float" office:value="2213.864" calcext:value-type="float">
            <text:p>2213.864</text:p>
          </table:table-cell>
          <table:table-cell table:number-columns-repeated="5"/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5"/>
        </table:table-row>
        <table:table-row table:style-name="ro1">
          <table:table-cell office:value-type="float" office:value="2213.26" calcext:value-type="float">
            <text:p>2213.26</text:p>
          </table:table-cell>
          <table:table-cell table:number-columns-repeated="5"/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5"/>
        </table:table-row>
        <table:table-row table:style-name="ro1">
          <table:table-cell office:value-type="float" office:value="2212.253" calcext:value-type="float">
            <text:p>2212.253</text:p>
          </table:table-cell>
          <table:table-cell table:number-columns-repeated="5"/>
        </table:table-row>
        <table:table-row table:style-name="ro1">
          <table:table-cell office:value-type="float" office:value="2213.461" calcext:value-type="float">
            <text:p>2213.461</text:p>
          </table:table-cell>
          <table:table-cell table:number-columns-repeated="5"/>
        </table:table-row>
        <table:table-row table:style-name="ro1">
          <table:table-cell office:value-type="float" office:value="2213.663" calcext:value-type="float">
            <text:p>2213.663</text:p>
          </table:table-cell>
          <table:table-cell table:number-columns-repeated="5"/>
        </table:table-row>
        <table:table-row table:style-name="ro1">
          <table:table-cell office:value-type="float" office:value="2214.468" calcext:value-type="float">
            <text:p>2214.468</text:p>
          </table:table-cell>
          <table:table-cell table:number-columns-repeated="5"/>
        </table:table-row>
        <table:table-row table:style-name="ro1">
          <table:table-cell office:value-type="float" office:value="2213.26" calcext:value-type="float">
            <text:p>2213.26</text:p>
          </table:table-cell>
          <table:table-cell table:number-columns-repeated="5"/>
        </table:table-row>
        <table:table-row table:style-name="ro1">
          <table:table-cell office:value-type="float" office:value="2214.267" calcext:value-type="float">
            <text:p>2214.267</text:p>
          </table:table-cell>
          <table:table-cell table:number-columns-repeated="5"/>
        </table:table-row>
        <table:table-row table:style-name="ro1">
          <table:table-cell office:value-type="float" office:value="2212.857" calcext:value-type="float">
            <text:p>2212.857</text:p>
          </table:table-cell>
          <table:table-cell table:number-columns-repeated="5"/>
        </table:table-row>
        <table:table-row table:style-name="ro1">
          <table:table-cell office:value-type="float" office:value="2213.763" calcext:value-type="float">
            <text:p>2213.763</text:p>
          </table:table-cell>
          <table:table-cell table:number-columns-repeated="5"/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5"/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5"/>
        </table:table-row>
        <table:table-row table:style-name="ro1">
          <table:table-cell office:value-type="float" office:value="2213.562" calcext:value-type="float">
            <text:p>2213.562</text:p>
          </table:table-cell>
          <table:table-cell table:number-columns-repeated="5"/>
        </table:table-row>
        <table:table-row table:style-name="ro1">
          <table:table-cell office:value-type="float" office:value="2213.059" calcext:value-type="float">
            <text:p>2213.059</text:p>
          </table:table-cell>
          <table:table-cell table:number-columns-repeated="5"/>
        </table:table-row>
        <table:table-row table:style-name="ro1">
          <table:table-cell office:value-type="float" office:value="2213.763" calcext:value-type="float">
            <text:p>2213.763</text:p>
          </table:table-cell>
          <table:table-cell table:number-columns-repeated="5"/>
        </table:table-row>
        <table:table-row table:style-name="ro1">
          <table:table-cell office:value-type="float" office:value="2213.361" calcext:value-type="float">
            <text:p>2213.361</text:p>
          </table:table-cell>
          <table:table-cell table:number-columns-repeated="5"/>
        </table:table-row>
        <table:table-row table:style-name="ro1">
          <table:table-cell office:value-type="float" office:value="2213.159" calcext:value-type="float">
            <text:p>2213.159</text:p>
          </table:table-cell>
          <table:table-cell table:number-columns-repeated="5"/>
        </table:table-row>
        <table:table-row table:style-name="ro1">
          <table:table-cell office:value-type="float" office:value="2214.871" calcext:value-type="float">
            <text:p>2214.871</text:p>
          </table:table-cell>
          <table:table-cell table:number-columns-repeated="5"/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5"/>
        </table:table-row>
        <table:table-row table:style-name="ro1">
          <table:table-cell office:value-type="float" office:value="2214.065" calcext:value-type="float">
            <text:p>2214.065</text:p>
          </table:table-cell>
          <table:table-cell table:number-columns-repeated="5"/>
        </table:table-row>
        <table:table-row table:style-name="ro1">
          <table:table-cell office:value-type="float" office:value="2213.159" calcext:value-type="float">
            <text:p>2213.159</text:p>
          </table:table-cell>
          <table:table-cell table:number-columns-repeated="5"/>
        </table:table-row>
        <table:table-row table:style-name="ro1">
          <table:table-cell office:value-type="float" office:value="2214.468" calcext:value-type="float">
            <text:p>2214.468</text:p>
          </table:table-cell>
          <table:table-cell table:number-columns-repeated="5"/>
        </table:table-row>
        <table:table-row table:style-name="ro1">
          <table:table-cell office:value-type="float" office:value="2213.663" calcext:value-type="float">
            <text:p>2213.663</text:p>
          </table:table-cell>
          <table:table-cell table:number-columns-repeated="5"/>
        </table:table-row>
        <table:table-row table:style-name="ro1">
          <table:table-cell office:value-type="float" office:value="2213.663" calcext:value-type="float">
            <text:p>2213.663</text:p>
          </table:table-cell>
          <table:table-cell table:number-columns-repeated="5"/>
        </table:table-row>
        <table:table-row table:style-name="ro1">
          <table:table-cell office:value-type="float" office:value="2214.166" calcext:value-type="float">
            <text:p>2214.166</text:p>
          </table:table-cell>
          <table:table-cell table:number-columns-repeated="5"/>
        </table:table-row>
        <table:table-row table:style-name="ro1">
          <table:table-cell office:value-type="float" office:value="2214.468" calcext:value-type="float">
            <text:p>2214.468</text:p>
          </table:table-cell>
          <table:table-cell table:number-columns-repeated="5"/>
        </table:table-row>
        <table:table-row table:style-name="ro1">
          <table:table-cell office:value-type="float" office:value="2214.065" calcext:value-type="float">
            <text:p>2214.065</text:p>
          </table:table-cell>
          <table:table-cell table:number-columns-repeated="5"/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5"/>
        </table:table-row>
        <table:table-row table:style-name="ro1">
          <table:table-cell office:value-type="float" office:value="2214.67" calcext:value-type="float">
            <text:p>2214.67</text:p>
          </table:table-cell>
          <table:table-cell table:number-columns-repeated="5"/>
        </table:table-row>
        <table:table-row table:style-name="ro1">
          <table:table-cell office:value-type="float" office:value="2213.864" calcext:value-type="float">
            <text:p>2213.864</text:p>
          </table:table-cell>
          <table:table-cell table:number-columns-repeated="5"/>
        </table:table-row>
        <table:table-row table:style-name="ro1">
          <table:table-cell office:value-type="float" office:value="2214.368" calcext:value-type="float">
            <text:p>2214.368</text:p>
          </table:table-cell>
          <table:table-cell table:number-columns-repeated="5"/>
        </table:table-row>
        <table:table-row table:style-name="ro1">
          <table:table-cell office:value-type="float" office:value="2214.166" calcext:value-type="float">
            <text:p>2214.166</text:p>
          </table:table-cell>
          <table:table-cell table:number-columns-repeated="5"/>
        </table:table-row>
        <table:table-row table:style-name="ro1">
          <table:table-cell office:value-type="float" office:value="2214.871" calcext:value-type="float">
            <text:p>2214.871</text:p>
          </table:table-cell>
          <table:table-cell table:number-columns-repeated="5"/>
        </table:table-row>
        <table:table-row table:style-name="ro1">
          <table:table-cell office:value-type="float" office:value="2214.267" calcext:value-type="float">
            <text:p>2214.267</text:p>
          </table:table-cell>
          <table:table-cell table:number-columns-repeated="5"/>
        </table:table-row>
        <table:table-row table:style-name="ro1">
          <table:table-cell office:value-type="float" office:value="2213.663" calcext:value-type="float">
            <text:p>2213.663</text:p>
          </table:table-cell>
          <table:table-cell table:number-columns-repeated="5"/>
        </table:table-row>
        <table:table-row table:style-name="ro1">
          <table:table-cell office:value-type="float" office:value="2214.065" calcext:value-type="float">
            <text:p>2214.065</text:p>
          </table:table-cell>
          <table:table-cell table:number-columns-repeated="5"/>
        </table:table-row>
        <table:table-row table:style-name="ro1">
          <table:table-cell office:value-type="float" office:value="2214.468" calcext:value-type="float">
            <text:p>2214.468</text:p>
          </table:table-cell>
          <table:table-cell table:number-columns-repeated="5"/>
        </table:table-row>
        <table:table-row table:style-name="ro1">
          <table:table-cell office:value-type="float" office:value="2213.864" calcext:value-type="float">
            <text:p>2213.864</text:p>
          </table:table-cell>
          <table:table-cell table:number-columns-repeated="5"/>
        </table:table-row>
        <table:table-row table:style-name="ro1">
          <table:table-cell office:value-type="float" office:value="2214.569" calcext:value-type="float">
            <text:p>2214.569</text:p>
          </table:table-cell>
          <table:table-cell table:number-columns-repeated="5"/>
        </table:table-row>
        <table:table-row table:style-name="ro1">
          <table:table-cell office:value-type="float" office:value="2214.368" calcext:value-type="float">
            <text:p>2214.368</text:p>
          </table:table-cell>
          <table:table-cell table:number-columns-repeated="5"/>
        </table:table-row>
        <table:table-row table:style-name="ro1">
          <table:table-cell office:value-type="float" office:value="2213.763" calcext:value-type="float">
            <text:p>2213.763</text:p>
          </table:table-cell>
          <table:table-cell table:number-columns-repeated="5"/>
        </table:table-row>
        <table:table-row table:style-name="ro1">
          <table:table-cell office:value-type="float" office:value="2214.771" calcext:value-type="float">
            <text:p>2214.771</text:p>
          </table:table-cell>
          <table:table-cell table:number-columns-repeated="5"/>
        </table:table-row>
        <table:table-row table:style-name="ro1">
          <table:table-cell office:value-type="float" office:value="2214.166" calcext:value-type="float">
            <text:p>2214.166</text:p>
          </table:table-cell>
          <table:table-cell table:number-columns-repeated="5"/>
        </table:table-row>
        <table:table-row table:style-name="ro1">
          <table:table-cell office:value-type="float" office:value="2214.871" calcext:value-type="float">
            <text:p>2214.871</text:p>
          </table:table-cell>
          <table:table-cell table:number-columns-repeated="5"/>
        </table:table-row>
        <table:table-row table:style-name="ro1">
          <table:table-cell office:value-type="float" office:value="2214.569" calcext:value-type="float">
            <text:p>2214.569</text:p>
          </table:table-cell>
          <table:table-cell table:number-columns-repeated="5"/>
        </table:table-row>
        <table:table-row table:style-name="ro1">
          <table:table-cell office:value-type="float" office:value="2213.864" calcext:value-type="float">
            <text:p>2213.864</text:p>
          </table:table-cell>
          <table:table-cell table:number-columns-repeated="5"/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5"/>
        </table:table-row>
        <table:table-row table:style-name="ro1">
          <table:table-cell office:value-type="float" office:value="2214.166" calcext:value-type="float">
            <text:p>2214.166</text:p>
          </table:table-cell>
          <table:table-cell table:number-columns-repeated="5"/>
        </table:table-row>
        <table:table-row table:style-name="ro1">
          <table:table-cell office:value-type="float" office:value="2214.368" calcext:value-type="float">
            <text:p>2214.368</text:p>
          </table:table-cell>
          <table:table-cell table:number-columns-repeated="5"/>
        </table:table-row>
        <table:table-row table:style-name="ro1">
          <table:table-cell office:value-type="float" office:value="2214.972" calcext:value-type="float">
            <text:p>2214.972</text:p>
          </table:table-cell>
          <table:table-cell table:number-columns-repeated="5"/>
        </table:table-row>
        <table:table-row table:style-name="ro1">
          <table:table-cell office:value-type="float" office:value="2214.065" calcext:value-type="float">
            <text:p>2214.065</text:p>
          </table:table-cell>
          <table:table-cell table:number-columns-repeated="5"/>
        </table:table-row>
        <table:table-row table:style-name="ro1">
          <table:table-cell office:value-type="float" office:value="2214.065" calcext:value-type="float">
            <text:p>2214.065</text:p>
          </table:table-cell>
          <table:table-cell table:number-columns-repeated="5"/>
        </table:table-row>
        <table:table-row table:style-name="ro1">
          <table:table-cell office:value-type="float" office:value="2213.864" calcext:value-type="float">
            <text:p>2213.864</text:p>
          </table:table-cell>
          <table:table-cell table:number-columns-repeated="5"/>
        </table:table-row>
        <table:table-row table:style-name="ro1">
          <table:table-cell office:value-type="float" office:value="2214.771" calcext:value-type="float">
            <text:p>2214.771</text:p>
          </table:table-cell>
          <table:table-cell table:number-columns-repeated="5"/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5"/>
        </table:table-row>
        <table:table-row table:style-name="ro1">
          <table:table-cell office:value-type="float" office:value="2214.065" calcext:value-type="float">
            <text:p>2214.065</text:p>
          </table:table-cell>
          <table:table-cell table:number-columns-repeated="5"/>
        </table:table-row>
        <table:table-row table:style-name="ro1">
          <table:table-cell office:value-type="float" office:value="2213.461" calcext:value-type="float">
            <text:p>2213.461</text:p>
          </table:table-cell>
          <table:table-cell table:number-columns-repeated="5"/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5"/>
        </table:table-row>
        <table:table-row table:style-name="ro1">
          <table:table-cell office:value-type="float" office:value="2214.569" calcext:value-type="float">
            <text:p>2214.569</text:p>
          </table:table-cell>
          <table:table-cell table:number-columns-repeated="5"/>
        </table:table-row>
        <table:table-row table:style-name="ro1">
          <table:table-cell office:value-type="float" office:value="2214.569" calcext:value-type="float">
            <text:p>2214.569</text:p>
          </table:table-cell>
          <table:table-cell table:number-columns-repeated="5"/>
        </table:table-row>
        <table:table-row table:style-name="ro1">
          <table:table-cell office:value-type="float" office:value="2214.771" calcext:value-type="float">
            <text:p>2214.771</text:p>
          </table:table-cell>
          <table:table-cell table:number-columns-repeated="5"/>
        </table:table-row>
        <table:table-row table:style-name="ro1">
          <table:table-cell office:value-type="float" office:value="2214.468" calcext:value-type="float">
            <text:p>2214.468</text:p>
          </table:table-cell>
          <table:table-cell table:number-columns-repeated="5"/>
        </table:table-row>
        <table:table-row table:style-name="ro1">
          <table:table-cell office:value-type="float" office:value="2214.468" calcext:value-type="float">
            <text:p>2214.468</text:p>
          </table:table-cell>
          <table:table-cell table:number-columns-repeated="5"/>
        </table:table-row>
        <table:table-row table:style-name="ro1">
          <table:table-cell office:value-type="float" office:value="2214.166" calcext:value-type="float">
            <text:p>2214.166</text:p>
          </table:table-cell>
          <table:table-cell table:number-columns-repeated="5"/>
        </table:table-row>
        <table:table-row table:style-name="ro1">
          <table:table-cell office:value-type="float" office:value="2215.274" calcext:value-type="float">
            <text:p>2215.274</text:p>
          </table:table-cell>
          <table:table-cell table:number-columns-repeated="5"/>
        </table:table-row>
        <table:table-row table:style-name="ro1">
          <table:table-cell office:value-type="float" office:value="2214.468" calcext:value-type="float">
            <text:p>2214.468</text:p>
          </table:table-cell>
          <table:table-cell table:number-columns-repeated="5"/>
        </table:table-row>
        <table:table-row table:style-name="ro1">
          <table:table-cell office:value-type="float" office:value="2213.864" calcext:value-type="float">
            <text:p>2213.864</text:p>
          </table:table-cell>
          <table:table-cell table:number-columns-repeated="5"/>
        </table:table-row>
        <table:table-row table:style-name="ro1">
          <table:table-cell office:value-type="float" office:value="2214.065" calcext:value-type="float">
            <text:p>2214.065</text:p>
          </table:table-cell>
          <table:table-cell table:number-columns-repeated="5"/>
        </table:table-row>
        <table:table-row table:style-name="ro1">
          <table:table-cell office:value-type="float" office:value="2214.67" calcext:value-type="float">
            <text:p>2214.67</text:p>
          </table:table-cell>
          <table:table-cell table:number-columns-repeated="5"/>
        </table:table-row>
        <table:table-row table:style-name="ro1">
          <table:table-cell office:value-type="float" office:value="2214.267" calcext:value-type="float">
            <text:p>2214.267</text:p>
          </table:table-cell>
          <table:table-cell table:number-columns-repeated="5"/>
        </table:table-row>
        <table:table-row table:style-name="ro1">
          <table:table-cell office:value-type="float" office:value="2214.267" calcext:value-type="float">
            <text:p>2214.267</text:p>
          </table:table-cell>
          <table:table-cell table:number-columns-repeated="5"/>
        </table:table-row>
        <table:table-row table:style-name="ro1">
          <table:table-cell office:value-type="float" office:value="2213.361" calcext:value-type="float">
            <text:p>2213.361</text:p>
          </table:table-cell>
          <table:table-cell table:number-columns-repeated="5"/>
        </table:table-row>
        <table:table-row table:style-name="ro1">
          <table:table-cell office:value-type="float" office:value="2214.267" calcext:value-type="float">
            <text:p>2214.267</text:p>
          </table:table-cell>
          <table:table-cell table:number-columns-repeated="5"/>
        </table:table-row>
        <table:table-row table:style-name="ro1">
          <table:table-cell office:value-type="float" office:value="2214.065" calcext:value-type="float">
            <text:p>2214.065</text:p>
          </table:table-cell>
          <table:table-cell table:number-columns-repeated="5"/>
        </table:table-row>
        <table:table-row table:style-name="ro1">
          <table:table-cell office:value-type="float" office:value="2212.857" calcext:value-type="float">
            <text:p>2212.857</text:p>
          </table:table-cell>
          <table:table-cell table:number-columns-repeated="5"/>
        </table:table-row>
        <table:table-row table:style-name="ro1">
          <table:table-cell office:value-type="float" office:value="2213.26" calcext:value-type="float">
            <text:p>2213.26</text:p>
          </table:table-cell>
          <table:table-cell table:number-columns-repeated="5"/>
        </table:table-row>
        <table:table-row table:style-name="ro1">
          <table:table-cell office:value-type="float" office:value="2213.059" calcext:value-type="float">
            <text:p>2213.059</text:p>
          </table:table-cell>
          <table:table-cell table:number-columns-repeated="5"/>
        </table:table-row>
        <table:table-row table:style-name="ro1">
          <table:table-cell office:value-type="float" office:value="2213.461" calcext:value-type="float">
            <text:p>2213.461</text:p>
          </table:table-cell>
          <table:table-cell table:number-columns-repeated="5"/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5"/>
        </table:table-row>
        <table:table-row table:style-name="ro1">
          <table:table-cell office:value-type="float" office:value="2215.375" calcext:value-type="float">
            <text:p>2215.375</text:p>
          </table:table-cell>
          <table:table-cell table:number-columns-repeated="5"/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5"/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5"/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5"/>
        </table:table-row>
        <table:table-row table:style-name="ro1">
          <table:table-cell office:value-type="float" office:value="2213.461" calcext:value-type="float">
            <text:p>2213.461</text:p>
          </table:table-cell>
          <table:table-cell table:number-columns-repeated="5"/>
        </table:table-row>
        <table:table-row table:style-name="ro1">
          <table:table-cell office:value-type="float" office:value="2214.569" calcext:value-type="float">
            <text:p>2214.569</text:p>
          </table:table-cell>
          <table:table-cell table:number-columns-repeated="5"/>
        </table:table-row>
        <table:table-row table:style-name="ro1">
          <table:table-cell office:value-type="float" office:value="2214.166" calcext:value-type="float">
            <text:p>2214.166</text:p>
          </table:table-cell>
          <table:table-cell table:number-columns-repeated="5"/>
        </table:table-row>
        <table:table-row table:style-name="ro1">
          <table:table-cell office:value-type="float" office:value="2213.763" calcext:value-type="float">
            <text:p>2213.763</text:p>
          </table:table-cell>
          <table:table-cell table:number-columns-repeated="5"/>
        </table:table-row>
        <table:table-row table:style-name="ro1">
          <table:table-cell office:value-type="float" office:value="2213.965" calcext:value-type="float">
            <text:p>2213.965</text:p>
          </table:table-cell>
          <table:table-cell table:number-columns-repeated="5"/>
        </table:table-row>
        <table:table-row table:style-name="ro1">
          <table:table-cell office:value-type="float" office:value="2213.663" calcext:value-type="float">
            <text:p>2213.663</text:p>
          </table:table-cell>
          <table:table-cell table:number-columns-repeated="5"/>
        </table:table-row>
        <table:table-row table:style-name="ro1">
          <table:table-cell office:value-type="float" office:value="2214.368" calcext:value-type="float">
            <text:p>2214.368</text:p>
          </table:table-cell>
          <table:table-cell table:number-columns-repeated="5"/>
        </table:table-row>
        <table:table-row table:style-name="ro1">
          <table:table-cell office:value-type="float" office:value="2213.361" calcext:value-type="float">
            <text:p>2213.361</text:p>
          </table:table-cell>
          <table:table-cell table:number-columns-repeated="5"/>
        </table:table-row>
        <table:table-row table:style-name="ro1">
          <table:table-cell office:value-type="float" office:value="2213.864" calcext:value-type="float">
            <text:p>2213.86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2:54:12.0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23T15:14:43.568000000</dc:date>
    <meta:editing-duration>P2DT8H43M29S</meta:editing-duration>
    <meta:editing-cycles>36</meta:editing-cycles>
    <meta:document-statistic meta:table-count="1" meta:cell-count="3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0385">
                <text:p>2.040385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0385">
                <text:p>2.040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0232">
                <text:p>2.040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0232">
                <text:p>2.040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0554">
                <text:p>2.040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0554">
                <text:p>2.040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0523">
                <text:p>2.040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0523">
                <text:p>2.040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0488">
                <text:p>2.040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0349">
                <text:p>2.0403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0299">
                <text:p>2.040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0299">
                <text:p>2.040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0402">
                <text:p>2.0404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0402">
                <text:p>2.040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0174">
                <text:p>2.040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0174">
                <text:p>2.040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9904">
                <text:p>2.039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0095">
                <text:p>2.040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